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1f4f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Times New Roman" fo:font-size="14pt" fo:font-weight="bold" officeooo:paragraph-rsid="0011f4f3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font-weight="bold" officeooo:paragraph-rsid="00166dc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8d09" style:font-name-asian="Times New Roman1" style:font-weight-asian="bold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21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2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147299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language="uk" fo:country="UA" officeooo:rsid="00147299" fo:background-color="#ffffff" loext:char-shading-value="0" style:font-name-asian="Calibri" style:font-name-complex="Times New Roman1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107019" style:font-name-asian="Times New Roman1" style:font-weight-asian="bold" style:font-size-complex="14pt"/>
    </style:style>
    <style:style style:name="T12" style:family="text">
      <style:text-properties fo:font-weight="bold" officeooo:rsid="000d8d09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style:font-size-complex="14pt"/>
    </style:style>
    <style:style style:name="T16" style:family="text">
      <style:text-properties fo:font-weight="normal" style:font-weight-asian="normal" style:font-size-complex="14pt" style:font-weight-complex="normal"/>
    </style:style>
    <style:style style:name="T17" style:family="text">
      <style:text-properties style:font-name="sans-serif" fo:font-size="15pt" fo:language="uk" fo:country="UA" fo:font-weight="normal" officeooo:rsid="00147299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2pt" fo:language="uk" fo:country="UA" officeooo:rsid="00752f12" fo:background-color="#ffffff" loext:char-shading-value="0" style:font-name-asian="Calibri" style:font-size-asian="12pt" style:font-name-complex="Times New Roman1" style:font-size-complex="14pt"/>
    </style:style>
    <style:style style:name="T20" style:family="text">
      <style:text-properties fo:font-size="12pt" fo:language="uk" fo:country="UA" officeooo:rsid="00752f12" fo:background-color="#ffffff" loext:char-shading-value="0" style:font-name-asian="Calibri" style:font-size-asian="12pt" style:font-name-complex="Times New Roman1" style:font-size-complex="14pt"/>
    </style:style>
    <style:style style:name="T21" style:family="text">
      <style:text-properties fo:font-size="12pt" fo:language="uk" fo:country="UA" officeooo:rsid="00147299" fo:background-color="#ffffff" loext:char-shading-value="0" style:font-name-asian="Calibri" style:font-size-asian="12pt" style:font-name-complex="Times New Roman1" style:font-size-complex="14pt"/>
    </style:style>
    <style:style style:name="T22" style:family="text">
      <style:text-properties fo:font-size="12pt" fo:language="uk" fo:country="UA" fo:font-weight="normal" officeooo:rsid="00147299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fo:font-size="15pt" fo:language="uk" fo:country="UA" fo:font-weight="normal" officeooo:rsid="00147299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25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87in" draw:visible-area-height="1.9787in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І НАУКИ УКРАЇНИ</text:p>
      <text:p text:style-name="P9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Дніпровський національний університет<text:line-break/>залізничного транспорту імені академіка В. Лазаряна</text:p>
      <text:p text:style-name="P11"/>
      <text:p text:style-name="P12">Кафедра «Комп'ютерні інформаційні технології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0">Лабораторна робота №</text:span><text:span text:style-name="T12">3</text:span></text:p>
      <text:p text:style-name="P16"><text:span text:style-name="T10"><text:line-break/></text:span><text:span text:style-name="T3">з дисципліни «</text:span><text:span text:style-name="T4">Операційні Системи</text:span><text:span text:style-name="T13">»</text:span></text:p>
      <text:p text:style-name="P15"/>
      <text:p text:style-name="P22"><text:span text:style-name="T5">на тему: </text:span><text:span text:style-name="T6">«Купи. Робота з віртуальною пам'яттю»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2">Виконав:</text:p>
      <text:p text:style-name="P18">студент гр.ПЗ1911 </text:p>
      <text:p text:style-name="P18">Сафонов Д.Є.</text:p>
      <text:p text:style-name="P18">Прийня<text:span text:style-name="T14">в</text:span>: </text:p>
      <text:p text:style-name="P19">Андрющенко В.О.</text:p>
      <text:p text:style-name="P20"/>
      <text:p text:style-name="P20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1"><text:span text:style-name="T8">Тема. </text:span><text:span text:style-name="T6">Купи. Робота з віртуальною пам'яттю.</text:span></text:p>
      <text:p text:style-name="P3"><text:span text:style-name="T15">Завдання. </text:span><text:span text:style-name="T16">Завдання складається з трьох частин:</text:span></text:p>
      <text:list xml:id="list2778339144" text:style-name="L1">
        <text:list-item>
          <text:p text:style-name="P4"><text:span text:style-name="T18">Скласти «карту пам’яті» - <text:s/>вивести інформацію про регіони адресного простору процесу (стан, доступ, розмір).</text:span></text:p>
        </text:list-item>
        <text:list-item>
          <text:p text:style-name="P4"><text:span text:style-name="T18">Перевірити <text:s/>дію <text:s/>атрибутів <text:s/>доступу <text:s/>до <text:s/>сторінок <text:s/>та <text:s/>гранулярність виділення пам’яті.</text:span></text:p>
        </text:list-item>
        <text:list-item>
          <text:p text:style-name="P4"><text:span text:style-name="T18">Створити <text:s/>додаткові <text:s/>купи <text:s/>процесу <text:s/>та <text:s/>використовувати <text:s/>їх, перевантаживши <text:s/>операції <text:s/>new та <text:s/>delete для <text:s/>динамічних <text:s/>структур даних.</text:span></text:p>
        </text:list-item>
      </text:list>
      <text:p text:style-name="P5"><text:span text:style-name="T24">Текст програми. </text:span><text:a xlink:type="simple" xlink:href="http://todo/" text:style-name="Internet_20_link" text:visited-style-name="Visited_20_Internet_20_Link"><text:span text:style-name="T25">github</text:span></text:a></text:p>
      <text:p text:style-name="P7"><text:bookmark text:name="page3R_mcid36"/><text:span text:style-name="T9">Результати виконання програми.</text:span></text:p>
      <text:p text:style-name="P7"><text:span text:style-name="T9"/></text:p>
      <text:p text:style-name="P7"><text:span text:style-name="T9">Аналіз результатів та висновки. </text:span></text:p>
      <text:p text:style-name="P6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1-09-19T18:22:34.770873135</dc:date>
    <meta:editing-duration>PT7M12S</meta:editing-duration>
    <meta:editing-cycles>13</meta:editing-cycles>
    <meta:generator>LibreOffice/7.1.6.2.0$Linux_X86_64 LibreOffice_project/10$Build-2</meta:generator>
    <meta:document-statistic meta:table-count="0" meta:image-count="0" meta:object-count="1" meta:page-count="2" meta:paragraph-count="22" meta:word-count="107" meta:character-count="852" meta:non-whitespace-character-count="744"/>
  </office:meta>
</office:document-meta>
</file>